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a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/>12.04.23 18:21 — 03:00 =8.40</text:p>
      <text:p text:style-name="Standard">2. 13.04.23 13:00 — 17:15 = 4.15</text:p>
      <text:p text:style-name="Standard"><text:s text:c="4"/>19:20 — 00:00 = 4.40</text:p>
      <text:p text:style-name="Standard">3. 14.04.23 <text:s/>13:30 — 23:00 = 9.30</text:p>
      <text:p text:style-name="Standard">4. 15.04.23 <text:s/>14:40 — 00:00 = 9.20</text:p>
      <text:p text:style-name="Standard">5. 16.04.23 <text:s/>16:00 — 02:15 = 10.15</text:p>
      <text:p text:style-name="Standard">6. 17.04.23 <text:s/>18:00 — 00:00 = 6</text:p>
      <text:p text:style-name="Standard">7. 18.04.23 <text:s/>17:00 — 04:00 = 11</text:p>
      <text:p text:style-name="Standard">8. <text:s/>1<text:span text:style-name="T1">9</text:span>.04.23 14:00 — 16:00 = 2</text:p>
      <text:p text:style-name="Standard"/>
      <text:p text:style-name="Standard">итого: 61 час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6:04:20.334084238</meta:creation-date>
    <dc:date>2023-04-19T16:05:37.994388794</dc:date>
    <meta:editing-duration>PT1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4" meta:character-count="292" meta:non-whitespace-character-count="228"/>
  </office:meta>
</office:document-meta>
</file>